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LESSANDRO GASS HOLSCHER</text:p>
          </table:table-cell>
          <table:table-cell office:value-type="string" calcext:value-type="string">
            <text:p>&lt;/a&gt; &lt;/div&gt; &lt;/div&gt;</text:p>
          </table:table-cell>
          <table:table-cell table:formula="of:=IF([.B1]=&quot;CADÊ?&quot;;COM.MICROSOFT.CONCAT(&quot;CADÊ?&quot;;[.D1];&quot;&lt;br&gt;&quot;);COM.MICROSOFT.CONCAT([.A1];[.B1];[.C1];[.D1];[.E1]))" office:value-type="string" office:string-value="CADÊ?ALESSANDRO GASS HOLSCHER&lt;br&gt;" calcext:value-type="string">
            <text:p>CADÊ?ALESSANDRO GASS HOLSCH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AMILI VITORIA DOS SANTOS TEIXEIRA</text:p>
          </table:table-cell>
          <table:table-cell office:value-type="string" calcext:value-type="string">
            <text:p>&lt;/a&gt; &lt;/div&gt; &lt;/div&gt;</text:p>
          </table:table-cell>
          <table:table-cell table:formula="of:=IF([.B2]=&quot;CADÊ?&quot;;COM.MICROSOFT.CONCAT(&quot;CADÊ?&quot;;[.D2];&quot;&lt;br&gt;&quot;);COM.MICROSOFT.CONCAT([.A2];[.B2];[.C2];[.D2];[.E2]))" office:value-type="string" office:string-value="CADÊ?CAMILI VITORIA DOS SANTOS TEIXEIRA&lt;br&gt;" calcext:value-type="string">
            <text:p>CADÊ?CAMILI VITORIA DOS SANTOS TEIXEIR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HAIAN ANDREI OCAMPO NUNEZ</text:p>
          </table:table-cell>
          <table:table-cell office:value-type="string" calcext:value-type="string">
            <text:p>&lt;/a&gt; &lt;/div&gt; &lt;/div&gt;</text:p>
          </table:table-cell>
          <table:table-cell table:formula="of:=IF([.B3]=&quot;CADÊ?&quot;;COM.MICROSOFT.CONCAT(&quot;CADÊ?&quot;;[.D3];&quot;&lt;br&gt;&quot;);COM.MICROSOFT.CONCAT([.A3];[.B3];[.C3];[.D3];[.E3]))" office:value-type="string" office:string-value="CADÊ?CHAIAN ANDREI OCAMPO NUNEZ&lt;br&gt;" calcext:value-type="string">
            <text:p>CADÊ?CHAIAN ANDREI OCAMPO NUNEZ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Default" office:value-type="string" calcext:value-type="string">
            <text:p>clarathiesen0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LARA FERNANDA LORENZI THIESEN</text:p>
          </table:table-cell>
          <table:table-cell office:value-type="string" calcext:value-type="string">
            <text:p>&lt;/a&gt; &lt;/div&gt; &lt;/div&gt;</text:p>
          </table:table-cell>
          <table:table-cell table:formula="of:=IF([.B4]=&quot;CADÊ?&quot;;COM.MICROSOFT.CONCAT(&quot;CADÊ?&quot;;[.D4];&quot;&lt;br&gt;&quot;);COM.MICROSOFT.CONCAT([.A4];[.B4];[.C4];[.D4];[.E4]))" office:value-type="string" office:string-value="&lt;div class=&quot;row p-3&quot;&gt; &lt;div class=&quot;col-3&quot;&gt; &lt;a href=&quot;https://clarathiesen07.github.io/&quot; target=&quot;_blank&quot;&gt;CLARA FERNANDA LORENZI THIESEN&lt;/a&gt; &lt;/div&gt; &lt;/div&gt;" calcext:value-type="string">
            <text:p>&lt;div class="row p-3"&gt; &lt;div class="col-3"&gt; &lt;a href="https://clarathiesen07.github.io/" target="_blank"&gt;CLARA FERNANDA LORENZI THIESEN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UARDO AUGUSTO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5]=&quot;CADÊ?&quot;;COM.MICROSOFT.CONCAT(&quot;CADÊ?&quot;;[.D5];&quot;&lt;br&gt;&quot;);COM.MICROSOFT.CONCAT([.A5];[.B5];[.C5];[.D5];[.E5]))" office:value-type="string" office:string-value="CADÊ?EDUARDO AUGUSTO DA SILVA&lt;br&gt;" calcext:value-type="string">
            <text:p>CADÊ?EDUARDO AUGUSTO DA SILV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VALDO OLIVEIRA SOUZA JUNIOR</text:p>
          </table:table-cell>
          <table:table-cell office:value-type="string" calcext:value-type="string">
            <text:p>&lt;/a&gt; &lt;/div&gt; &lt;/div&gt;</text:p>
          </table:table-cell>
          <table:table-cell table:formula="of:=IF([.B6]=&quot;CADÊ?&quot;;COM.MICROSOFT.CONCAT(&quot;CADÊ?&quot;;[.D6];&quot;&lt;br&gt;&quot;);COM.MICROSOFT.CONCAT([.A6];[.B6];[.C6];[.D6];[.E6]))" office:value-type="string" office:string-value="CADÊ?EDVALDO OLIVEIRA SOUZA JUNIOR&lt;br&gt;" calcext:value-type="string">
            <text:p>CADÊ?EDVALDO OLIVEIRA SOUZA JUNIO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FABRICIO TURAZZI PAES DANIELSKI</text:p>
          </table:table-cell>
          <table:table-cell office:value-type="string" calcext:value-type="string">
            <text:p>&lt;/a&gt; &lt;/div&gt; &lt;/div&gt;</text:p>
          </table:table-cell>
          <table:table-cell table:formula="of:=IF([.B7]=&quot;CADÊ?&quot;;COM.MICROSOFT.CONCAT(&quot;CADÊ?&quot;;[.D7];&quot;&lt;br&gt;&quot;);COM.MICROSOFT.CONCAT([.A7];[.B7];[.C7];[.D7];[.E7]))" office:value-type="string" office:string-value="CADÊ?FABRICIO TURAZZI PAES DANIELSKI&lt;br&gt;" calcext:value-type="string">
            <text:p>CADÊ?FABRICIO TURAZZI PAES DANIELSKI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GABRIEL VINICIUS BIEGER</text:p>
          </table:table-cell>
          <table:table-cell office:value-type="string" calcext:value-type="string">
            <text:p>&lt;/a&gt; &lt;/div&gt; &lt;/div&gt;</text:p>
          </table:table-cell>
          <table:table-cell table:formula="of:=IF([.B8]=&quot;CADÊ?&quot;;COM.MICROSOFT.CONCAT(&quot;CADÊ?&quot;;[.D8];&quot;&lt;br&gt;&quot;);COM.MICROSOFT.CONCAT([.A8];[.B8];[.C8];[.D8];[.E8]))" office:value-type="string" office:string-value="CADÊ?GABRIEL VINICIUS BIEGER&lt;br&gt;" calcext:value-type="string">
            <text:p>CADÊ?GABRIEL VINICIUS BIEG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AN HENRIQUE IAPP</text:p>
          </table:table-cell>
          <table:table-cell office:value-type="string" calcext:value-type="string">
            <text:p>&lt;/a&gt; &lt;/div&gt; &lt;/div&gt;</text:p>
          </table:table-cell>
          <table:table-cell table:formula="of:=IF([.B9]=&quot;CADÊ?&quot;;COM.MICROSOFT.CONCAT(&quot;CADÊ?&quot;;[.D9];&quot;&lt;br&gt;&quot;);COM.MICROSOFT.CONCAT([.A9];[.B9];[.C9];[.D9];[.E9]))" office:value-type="string" office:string-value="CADÊ?IAN HENRIQUE IAPP&lt;br&gt;" calcext:value-type="string">
            <text:p>CADÊ?IAN HENRIQUE IAPP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JOYCE GIMENES DE SOUZA</text:p>
          </table:table-cell>
          <table:table-cell office:value-type="string" calcext:value-type="string">
            <text:p>&lt;/a&gt; &lt;/div&gt; &lt;/div&gt;</text:p>
          </table:table-cell>
          <table:table-cell table:formula="of:=IF([.B10]=&quot;CADÊ?&quot;;COM.MICROSOFT.CONCAT(&quot;CADÊ?&quot;;[.D10];&quot;&lt;br&gt;&quot;);COM.MICROSOFT.CONCAT([.A10];[.B10];[.C10];[.D10];[.E10]))" office:value-type="string" office:string-value="CADÊ?JOYCE GIMENES DE SOUZA&lt;br&gt;" calcext:value-type="string">
            <text:p>CADÊ?JOYCE GIMENES DE SOUZ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AYLA LATYFA ALVES PINHEIRO LIMA</text:p>
          </table:table-cell>
          <table:table-cell office:value-type="string" calcext:value-type="string">
            <text:p>&lt;/a&gt; &lt;/div&gt; &lt;/div&gt;</text:p>
          </table:table-cell>
          <table:table-cell table:formula="of:=IF([.B11]=&quot;CADÊ?&quot;;COM.MICROSOFT.CONCAT(&quot;CADÊ?&quot;;[.D11];&quot;&lt;br&gt;&quot;);COM.MICROSOFT.CONCAT([.A11];[.B11];[.C11];[.D11];[.E11]))" office:value-type="string" office:string-value="CADÊ?LAYLA LATYFA ALVES PINHEIRO LIMA&lt;br&gt;" calcext:value-type="string">
            <text:p>CADÊ?LAYLA LATYFA ALVES PINHEIRO LIMA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EONARDO ANDRE WOLKMER COLPANI</text:p>
          </table:table-cell>
          <table:table-cell office:value-type="string" calcext:value-type="string">
            <text:p>&lt;/a&gt; &lt;/div&gt; &lt;/div&gt;</text:p>
          </table:table-cell>
          <table:table-cell table:formula="of:=IF([.B12]=&quot;CADÊ?&quot;;COM.MICROSOFT.CONCAT(&quot;CADÊ?&quot;;[.D12];&quot;&lt;br&gt;&quot;);COM.MICROSOFT.CONCAT([.A12];[.B12];[.C12];[.D12];[.E12]))" office:value-type="string" office:string-value="CADÊ?LEONARDO ANDRE WOLKMER COLPANI&lt;br&gt;" calcext:value-type="string">
            <text:p>CADÊ?LEONARDO ANDRE WOLKMER COLPANI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Default" office:value-type="string" calcext:value-type="string">
            <text:p>Le2007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ETICIA BEATRYZ BACH</text:p>
          </table:table-cell>
          <table:table-cell office:value-type="string" calcext:value-type="string">
            <text:p>&lt;/a&gt; &lt;/div&gt; &lt;/div&gt;</text:p>
          </table:table-cell>
          <table:table-cell table:formula="of:=IF([.B13]=&quot;CADÊ?&quot;;COM.MICROSOFT.CONCAT(&quot;CADÊ?&quot;;[.D13];&quot;&lt;br&gt;&quot;);COM.MICROSOFT.CONCAT([.A13];[.B13];[.C13];[.D13];[.E13]))" office:value-type="string" office:string-value="&lt;div class=&quot;row p-3&quot;&gt; &lt;div class=&quot;col-3&quot;&gt; &lt;a href=&quot;https://Le20077.github.io/&quot; target=&quot;_blank&quot;&gt;LETICIA BEATRYZ BACH&lt;/a&gt; &lt;/div&gt; &lt;/div&gt;" calcext:value-type="string">
            <text:p>&lt;div class="row p-3"&gt; &lt;div class="col-3"&gt; &lt;a href="https://Le20077.github.io/" target="_blank"&gt;LETICIA BEATRYZ BACH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CAS EDUARDO SPIER</text:p>
          </table:table-cell>
          <table:table-cell office:value-type="string" calcext:value-type="string">
            <text:p>&lt;/a&gt; &lt;/div&gt; &lt;/div&gt;</text:p>
          </table:table-cell>
          <table:table-cell table:formula="of:=IF([.B14]=&quot;CADÊ?&quot;;COM.MICROSOFT.CONCAT(&quot;CADÊ?&quot;;[.D14];&quot;&lt;br&gt;&quot;);COM.MICROSOFT.CONCAT([.A14];[.B14];[.C14];[.D14];[.E14]))" office:value-type="string" office:string-value="CADÊ?LUCAS EDUARDO SPIER&lt;br&gt;" calcext:value-type="string">
            <text:p>CADÊ?LUCAS EDUARDO SPI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CAS VINICIUS AULER OECHSLER</text:p>
          </table:table-cell>
          <table:table-cell office:value-type="string" calcext:value-type="string">
            <text:p>&lt;/a&gt; &lt;/div&gt; &lt;/div&gt;</text:p>
          </table:table-cell>
          <table:table-cell table:formula="of:=IF([.B15]=&quot;CADÊ?&quot;;COM.MICROSOFT.CONCAT(&quot;CADÊ?&quot;;[.D15];&quot;&lt;br&gt;&quot;);COM.MICROSOFT.CONCAT([.A15];[.B15];[.C15];[.D15];[.E15]))" office:value-type="string" office:string-value="CADÊ?LUCAS VINICIUS AULER OECHSLER&lt;br&gt;" calcext:value-type="string">
            <text:p>CADÊ?LUCAS VINICIUS AULER OECHSL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IZ FERNANDO VERISSIMO</text:p>
          </table:table-cell>
          <table:table-cell office:value-type="string" calcext:value-type="string">
            <text:p>&lt;/a&gt; &lt;/div&gt; &lt;/div&gt;</text:p>
          </table:table-cell>
          <table:table-cell table:formula="of:=IF([.B16]=&quot;CADÊ?&quot;;COM.MICROSOFT.CONCAT(&quot;CADÊ?&quot;;[.D16];&quot;&lt;br&gt;&quot;);COM.MICROSOFT.CONCAT([.A16];[.B16];[.C16];[.D16];[.E16]))" office:value-type="string" office:string-value="CADÊ?LUIZ FERNANDO VERISSIMO&lt;br&gt;" calcext:value-type="string">
            <text:p>CADÊ?LUIZ FERNANDO VERISSIMO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Default" office:value-type="string" calcext:value-type="string">
            <text:p>marcosbruno22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RCOS BRUNO PILGER</text:p>
          </table:table-cell>
          <table:table-cell office:value-type="string" calcext:value-type="string">
            <text:p>&lt;/a&gt; &lt;/div&gt; &lt;/div&gt;</text:p>
          </table:table-cell>
          <table:table-cell table:formula="of:=IF([.B17]=&quot;CADÊ?&quot;;COM.MICROSOFT.CONCAT(&quot;CADÊ?&quot;;[.D17];&quot;&lt;br&gt;&quot;);COM.MICROSOFT.CONCAT([.A17];[.B17];[.C17];[.D17];[.E17]))" office:value-type="string" office:string-value="&lt;div class=&quot;row p-3&quot;&gt; &lt;div class=&quot;col-3&quot;&gt; &lt;a href=&quot;https://marcosbruno22.github.io/&quot; target=&quot;_blank&quot;&gt;MARCOS BRUNO PILGER&lt;/a&gt; &lt;/div&gt; &lt;/div&gt;" calcext:value-type="string">
            <text:p>&lt;div class="row p-3"&gt; &lt;div class="col-3"&gt; &lt;a href="https://marcosbruno22.github.io/" target="_blank"&gt;MARCOS BRUNO PILG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TEUS NEUBECKER</text:p>
          </table:table-cell>
          <table:table-cell office:value-type="string" calcext:value-type="string">
            <text:p>&lt;/a&gt; &lt;/div&gt; &lt;/div&gt;</text:p>
          </table:table-cell>
          <table:table-cell table:formula="of:=IF([.B18]=&quot;CADÊ?&quot;;COM.MICROSOFT.CONCAT(&quot;CADÊ?&quot;;[.D18];&quot;&lt;br&gt;&quot;);COM.MICROSOFT.CONCAT([.A18];[.B18];[.C18];[.D18];[.E18]))" office:value-type="string" office:string-value="CADÊ?MATEUS NEUBECKER&lt;br&gt;" calcext:value-type="string">
            <text:p>CADÊ?MATEUS NEUBECK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THEUS PETRI KOCHEM</text:p>
          </table:table-cell>
          <table:table-cell office:value-type="string" calcext:value-type="string">
            <text:p>&lt;/a&gt; &lt;/div&gt; &lt;/div&gt;</text:p>
          </table:table-cell>
          <table:table-cell table:formula="of:=IF([.B19]=&quot;CADÊ?&quot;;COM.MICROSOFT.CONCAT(&quot;CADÊ?&quot;;[.D19];&quot;&lt;br&gt;&quot;);COM.MICROSOFT.CONCAT([.A19];[.B19];[.C19];[.D19];[.E19]))" office:value-type="string" office:string-value="CADÊ?MATHEUS PETRI KOCHEM&lt;br&gt;" calcext:value-type="string">
            <text:p>CADÊ?MATHEUS PETRI KOCHEM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NATALIA FERREIRA DOS SANTOS</text:p>
          </table:table-cell>
          <table:table-cell office:value-type="string" calcext:value-type="string">
            <text:p>&lt;/a&gt; &lt;/div&gt; &lt;/div&gt;</text:p>
          </table:table-cell>
          <table:table-cell table:formula="of:=IF([.B20]=&quot;CADÊ?&quot;;COM.MICROSOFT.CONCAT(&quot;CADÊ?&quot;;[.D20];&quot;&lt;br&gt;&quot;);COM.MICROSOFT.CONCAT([.A20];[.B20];[.C20];[.D20];[.E20]))" office:value-type="string" office:string-value="CADÊ?NATALIA FERREIRA DOS SANTOS&lt;br&gt;" calcext:value-type="string">
            <text:p>CADÊ?NATALIA FERREIRA DOS SANTOS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Default" office:value-type="string" calcext:value-type="string">
            <text:p>Priscilarichart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PRISCILA LUANA SOUCHIE RICHART</text:p>
          </table:table-cell>
          <table:table-cell office:value-type="string" calcext:value-type="string">
            <text:p>&lt;/a&gt; &lt;/div&gt; &lt;/div&gt;</text:p>
          </table:table-cell>
          <table:table-cell table:formula="of:=IF([.B21]=&quot;CADÊ?&quot;;COM.MICROSOFT.CONCAT(&quot;CADÊ?&quot;;[.D21];&quot;&lt;br&gt;&quot;);COM.MICROSOFT.CONCAT([.A21];[.B21];[.C21];[.D21];[.E21]))" office:value-type="string" office:string-value="&lt;div class=&quot;row p-3&quot;&gt; &lt;div class=&quot;col-3&quot;&gt; &lt;a href=&quot;https://Priscilarichart.github.io/&quot; target=&quot;_blank&quot;&gt;PRISCILA LUANA SOUCHIE RICHART&lt;/a&gt; &lt;/div&gt; &lt;/div&gt;" calcext:value-type="string">
            <text:p>&lt;div class="row p-3"&gt; &lt;div class="col-3"&gt; &lt;a href="https://Priscilarichart.github.io/" target="_blank"&gt;PRISCILA LUANA SOUCHIE RICHART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table:style-name="Default" office:value-type="string" calcext:value-type="string">
            <text:p>sarahkmachado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ARAH KAUANE MACHADO</text:p>
          </table:table-cell>
          <table:table-cell office:value-type="string" calcext:value-type="string">
            <text:p>&lt;/a&gt; &lt;/div&gt; &lt;/div&gt;</text:p>
          </table:table-cell>
          <table:table-cell table:formula="of:=IF([.B22]=&quot;CADÊ?&quot;;COM.MICROSOFT.CONCAT(&quot;CADÊ?&quot;;[.D22];&quot;&lt;br&gt;&quot;);COM.MICROSOFT.CONCAT([.A22];[.B22];[.C22];[.D22];[.E22]))" office:value-type="string" office:string-value="&lt;div class=&quot;row p-3&quot;&gt; &lt;div class=&quot;col-3&quot;&gt; &lt;a href=&quot;https://sarahkmachado.github.io/&quot; target=&quot;_blank&quot;&gt;SARAH KAUANE MACHADO&lt;/a&gt; &lt;/div&gt; &lt;/div&gt;" calcext:value-type="string">
            <text:p>&lt;div class="row p-3"&gt; &lt;div class="col-3"&gt; &lt;a href="https://sarahkmachado.github.io/" target="_blank"&gt;SARAH KAUANE MACHAD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UZELE MAIARA UTZIG DE JESUS</text:p>
          </table:table-cell>
          <table:table-cell office:value-type="string" calcext:value-type="string">
            <text:p>&lt;/a&gt; &lt;/div&gt; &lt;/div&gt;</text:p>
          </table:table-cell>
          <table:table-cell table:formula="of:=IF([.B23]=&quot;CADÊ?&quot;;COM.MICROSOFT.CONCAT(&quot;CADÊ?&quot;;[.D23];&quot;&lt;br&gt;&quot;);COM.MICROSOFT.CONCAT([.A23];[.B23];[.C23];[.D23];[.E23]))" office:value-type="string" office:string-value="CADÊ?SUZELE MAIARA UTZIG DE JESUS&lt;br&gt;" calcext:value-type="string">
            <text:p>CADÊ?SUZELE MAIARA UTZIG DE JESUS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CTOR FACCIN FELDER</text:p>
          </table:table-cell>
          <table:table-cell office:value-type="string" calcext:value-type="string">
            <text:p>&lt;/a&gt; &lt;/div&gt; &lt;/div&gt;</text:p>
          </table:table-cell>
          <table:table-cell table:formula="of:=IF([.B24]=&quot;CADÊ?&quot;;COM.MICROSOFT.CONCAT(&quot;CADÊ?&quot;;[.D24];&quot;&lt;br&gt;&quot;);COM.MICROSOFT.CONCAT([.A24];[.B24];[.C24];[.D24];[.E24]))" office:value-type="string" office:string-value="CADÊ?VICTOR FACCIN FELDER&lt;br&gt;" calcext:value-type="string">
            <text:p>CADÊ?VICTOR FACCIN FELD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NICIUS FACCIN FELDER</text:p>
          </table:table-cell>
          <table:table-cell office:value-type="string" calcext:value-type="string">
            <text:p>&lt;/a&gt; &lt;/div&gt; &lt;/div&gt;</text:p>
          </table:table-cell>
          <table:table-cell table:formula="of:=IF([.B25]=&quot;CADÊ?&quot;;COM.MICROSOFT.CONCAT(&quot;CADÊ?&quot;;[.D25];&quot;&lt;br&gt;&quot;);COM.MICROSOFT.CONCAT([.A25];[.B25];[.C25];[.D25];[.E25]))" office:value-type="string" office:string-value="CADÊ?VINICIUS FACCIN FELDER&lt;br&gt;" calcext:value-type="string">
            <text:p>CADÊ?VINICIUS FACCIN FELD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TORIA DRAEGER</text:p>
          </table:table-cell>
          <table:table-cell office:value-type="string" calcext:value-type="string">
            <text:p>&lt;/a&gt; &lt;/div&gt; &lt;/div&gt;</text:p>
          </table:table-cell>
          <table:table-cell table:formula="of:=IF([.B26]=&quot;CADÊ?&quot;;COM.MICROSOFT.CONCAT(&quot;CADÊ?&quot;;[.D26];&quot;&lt;br&gt;&quot;);COM.MICROSOFT.CONCAT([.A26];[.B26];[.C26];[.D26];[.E26]))" office:value-type="string" office:string-value="CADÊ?VITORIA DRAEGER&lt;br&gt;" calcext:value-type="string">
            <text:p>CADÊ?VITORIA DRAEG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YGOR MACHADO RAUBER</text:p>
          </table:table-cell>
          <table:table-cell office:value-type="string" calcext:value-type="string">
            <text:p>&lt;/a&gt; &lt;/div&gt; &lt;/div&gt;</text:p>
          </table:table-cell>
          <table:table-cell table:formula="of:=IF([.B27]=&quot;CADÊ?&quot;;COM.MICROSOFT.CONCAT(&quot;CADÊ?&quot;;[.D27];&quot;&lt;br&gt;&quot;);COM.MICROSOFT.CONCAT([.A27];[.B27];[.C27];[.D27];[.E27]))" office:value-type="string" office:string-value="CADÊ?YGOR MACHADO RAUBER&lt;br&gt;" calcext:value-type="string">
            <text:p>CADÊ?YGOR MACHADO RAUBER&lt;br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YURI DA SILVA SILVEIRA</text:p>
          </table:table-cell>
          <table:table-cell office:value-type="string" calcext:value-type="string">
            <text:p>&lt;/a&gt; &lt;/div&gt; &lt;/div&gt;</text:p>
          </table:table-cell>
          <table:table-cell table:formula="of:=IF([.B28]=&quot;CADÊ?&quot;;COM.MICROSOFT.CONCAT(&quot;CADÊ?&quot;;[.D28];&quot;&lt;br&gt;&quot;);COM.MICROSOFT.CONCAT([.A28];[.B28];[.C28];[.D28];[.E28]))" office:value-type="string" office:string-value="CADÊ?YURI DA SILVA SILVEIRA&lt;br&gt;" calcext:value-type="string">
            <text:p>CADÊ?YURI DA SILVA SILVEIRA&lt;br&gt;</text:p>
          </table:table-cell>
        </table:table-row>
      </table:table>
      <table:named-expressions/>
      <table:database-ranges>
        <table:database-range table:name="__Anonymous_Sheet_DB__0" table:target-range-address="Sheet1.A1:Sheet1.F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23:23:13.566107927</meta:creation-date>
    <dc:date>2023-05-17T20:07:04.497309135</dc:date>
    <meta:editing-duration>PT46M37S</meta:editing-duration>
    <meta:editing-cycles>8</meta:editing-cycles>
    <meta:generator>LibreOffice/6.4.7.2$Linux_X86_64 LibreOffice_project/40$Build-2</meta:generator>
    <meta:document-statistic meta:table-count="1" meta:cell-count="168" meta:object-count="0"/>
  </office:meta>
</office:document-meta>
</file>